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84in" table:align="left"/>
    </style:style>
    <style:style style:name="Table1.A" style:family="table-column">
      <style:table-column-properties style:column-width="2.0674in"/>
    </style:style>
    <style:style style:name="Table1.B" style:family="table-column">
      <style:table-column-properties style:column-width="2.41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ard Game Platform — High-Level Design Document</text:h>
      <text:h text:style-name="Heading_20_3" text:outline-level="3">Goal:</text:h>
      <text:p text:style-name="Text_20_body">Build a flexible, generic board game platform with real-time asynchronous state tracking, authentication, and SVG-rendered boards — supporting multiple game types using a unified frontend/backend architecture.</text:p>
      <text:p text:style-name="Horizontal_20_Line"/>
      <text:h text:style-name="Heading_20_2" text:outline-level="2">1. <text:span text:style-name="Strong_20_Emphasis">Tech Stack</text:span></text:h>
      <text:list text:style-name="L1">
        <text:list-item>
          <text:p text:style-name="P1">Frontend: React (functional components, hooks), TypeScript</text:p>
        </text:list-item>
        <text:list-item>
          <text:p text:style-name="P1">Backend: Node.js + Firebase (Firestore for realtime state, Firebase Authentication)</text:p>
        </text:list-item>
        <text:list-item>
          <text:p text:style-name="P1">Deployment: Firebase Hosting + Cloud Functions (payment method required)</text:p>
        </text:list-item>
        <text:list-item>
          <text:p text:style-name="P1">Communication: Firestore realtime listeners for state sync</text:p>
        </text:list-item>
      </text:list>
      <text:p text:style-name="Horizontal_20_Line"/>
      <text:h text:style-name="Heading_20_2" text:outline-level="2">2. <text:span text:style-name="Strong_20_Emphasis">Frontend Architecture</text:span></text:h>
      <text:h text:style-name="Heading_20_3" text:outline-level="3">Generic React Component Types for Game Objects:</text:h>
      <text:list text:style-name="L2">
        <text:list-item>
          <text:p text:style-name="P2"><text:span text:style-name="Source_20_Text">&lt;Piece /&gt;</text:span> — generic game unit, figure, or marker</text:p>
        </text:list-item>
        <text:list-item>
          <text:p text:style-name="P2"><text:span text:style-name="Source_20_Text">&lt;Token /&gt;</text:span> — small counters, chips, resource tokens</text:p>
        </text:list-item>
        <text:list-item>
          <text:p text:style-name="P2"><text:span text:style-name="Source_20_Text">&lt;Card /&gt;</text:span> — playing cards with front/back, flipping animation</text:p>
        </text:list-item>
        <text:list-item>
          <text:p text:style-name="P2"><text:span text:style-name="Source_20_Text">&lt;Die /&gt;</text:span> — dice with sides, roll animations</text:p>
        </text:list-item>
      </text:list>
      <text:p text:style-name="Text_20_body"><text:span text:style-name="Strong_20_Emphasis">All components receive props based on a shared data model and render accordingly.</text:span></text:p>
      <text:h text:style-name="Heading_20_3" text:outline-level="3">Board Renderer</text:h>
      <text:list text:style-name="L3">
        <text:list-item>
          <text:p text:style-name="P3">A <text:span text:style-name="Source_20_Text">&lt;BoardRenderer /&gt;</text:span> component lays out board spaces and renders game objects in SVG</text:p>
        </text:list-item>
        <text:list-item>
          <text:p text:style-name="P3">Spaces can be components <text:span text:style-name="Source_20_Text">&lt;Space /&gt;</text:span> with click/drag handlers and highlighting</text:p>
        </text:list-item>
        <text:list-item>
          <text:p text:style-name="P3">Pieces/tokens/cards/dice are rendered on top with position, scaling, and interactive states</text:p>
        </text:list-item>
      </text:list>
      <text:p text:style-name="Horizontal_20_Line"/>
      <text:h text:style-name="Heading_20_2" text:outline-level="2"><text:soft-page-break/>3. <text:span text:style-name="Strong_20_Emphasis">Data Model</text:span></text:h>
      <text:h text:style-name="Heading_20_3" text:outline-level="3">Core shared interface — <text:span text:style-name="Source_20_Text">GameObjectBas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Unique identifi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ownerId</text:span></text:p>
          </table:table-cell>
          <table:table-cell table:style-name="Table1.A1" office:value-type="string">
            <text:p text:style-name="Table_20_Contents">Player owner or <text:span text:style-name="Source_20_Text">null</text:span> for neutr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type</text:span></text:p>
          </table:table-cell>
          <table:table-cell table:style-name="Table1.A1" office:value-type="string">
            <text:p text:style-name="Table_20_Contents">`"piece"</text:p>
          </table:table-cell>
        </table:table-row>
        <table:table-row>
          <table:table-cell table:style-name="Table1.A1" office:value-type="string">
            <text:p text:style-name="Table_20_Contents"><text:span text:style-name="Source_20_Text">x</text:span>, <text:span text:style-name="Source_20_Text">y</text:span></text:p>
          </table:table-cell>
          <table:table-cell table:style-name="Table1.A1" office:value-type="string">
            <text:p text:style-name="Table_20_Contents">Board coordinates (pixels or unit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idth</text:span>, <text:span text:style-name="Source_20_Text">height</text:span> / <text:span text:style-name="Source_20_Text">scale</text:span></text:p>
          </table:table-cell>
          <table:table-cell table:style-name="Table1.A1" office:value-type="string">
            <text:p text:style-name="Table_20_Contents">Optional size controls</text:p>
          </table:table-cell>
        </table:table-row>
        <table:table-row>
          <table:table-cell table:style-name="Table1.A1" office:value-type="string">
            <text:p text:style-name="Table_20_Contents"><text:span text:style-name="Source_20_Text">image</text:span></text:p>
          </table:table-cell>
          <table:table-cell table:style-name="Table1.A1" office:value-type="string">
            <text:p text:style-name="Table_20_Contents">Icon or image URL</text:p>
          </table:table-cell>
        </table:table-row>
        <table:table-row>
          <table:table-cell table:style-name="Table1.A1" office:value-type="string">
            <text:p text:style-name="Table_20_Contents"><text:span text:style-name="Source_20_Text">visibility</text:span></text:p>
          </table:table-cell>
          <table:table-cell table:style-name="Table1.A1" office:value-type="string">
            <text:p text:style-name="Table_20_Contents">`"public"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Move</text:span></text:p>
          </table:table-cell>
          <table:table-cell table:style-name="Table1.A1" office:value-type="string">
            <text:p text:style-name="Table_20_Contents">Whether piece is movab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Select</text:span></text:p>
          </table:table-cell>
          <table:table-cell table:style-name="Table1.A1" office:value-type="string">
            <text:p text:style-name="Table_20_Contents">Whether piece can be selected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nDrag</text:span></text:p>
          </table:table-cell>
          <table:table-cell table:style-name="Table1.A1" office:value-type="string">
            <text:p text:style-name="Table_20_Contents">Whether piece can be dragged</text:p>
          </table:table-cell>
        </table:table-row>
        <table:table-row>
          <table:table-cell table:style-name="Table1.A1" office:value-type="string">
            <text:p text:style-name="Table_20_Contents"><text:span text:style-name="Source_20_Text">highlighted</text:span>, <text:span text:style-name="Source_20_Text">selected</text:span></text:p>
          </table:table-cell>
          <table:table-cell table:style-name="Table1.A1" office:value-type="string">
            <text:p text:style-name="Table_20_Contents">UI state flags for visual effec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tooltip</text:span></text:p>
          </table:table-cell>
          <table:table-cell table:style-name="Table1.A1" office:value-type="string">
            <text:p text:style-name="Table_20_Contents">Hover text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tusEffects</text:span></text:p>
          </table:table-cell>
          <table:table-cell table:style-name="Table1.A1" office:value-type="string">
            <text:p text:style-name="Table_20_Contents">Array of string status tags</text:p>
          </table:table-cell>
        </table:table-row>
        <table:table-row>
          <table:table-cell table:style-name="Table1.A1" office:value-type="string">
            <text:p text:style-name="Table_20_Contents"><text:span text:style-name="Source_20_Text">zIndex</text:span></text:p>
          </table:table-cell>
          <table:table-cell table:style-name="Table1.A1" office:value-type="string">
            <text:p text:style-name="Table_20_Contents">Render ord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animation</text:span></text:p>
          </table:table-cell>
          <table:table-cell table:style-name="Table1.A1" office:value-type="string">
            <text:p text:style-name="Table_20_Contents">Animation state or type</text:p>
          </table:table-cell>
        </table:table-row>
      </table:table>
      <text:h text:style-name="Heading_20_3" text:outline-level="3">Specialized interfaces extend <text:span text:style-name="Source_20_Text">GameObjectBase</text:span></text:h>
      <text:list text:style-name="L4">
        <text:list-item>
          <text:p text:style-name="P4"><text:span text:style-name="Source_20_Text">PieceObject</text:span> — adds <text:span text:style-name="Source_20_Text">movement</text:span>, other unit-specific fields</text:p>
        </text:list-item>
        <text:list-item>
          <text:p text:style-name="P4"><text:span text:style-name="Source_20_Text">TokenObject</text:span> — adds <text:span text:style-name="Source_20_Text">value</text:span></text:p>
        </text:list-item>
        <text:list-item>
          <text:p text:style-name="P4"><text:span text:style-name="Source_20_Text">CardObject</text:span> — adds <text:span text:style-name="Source_20_Text">face</text:span>, <text:span text:style-name="Source_20_Text">cardType</text:span></text:p>
        </text:list-item>
        <text:list-item>
          <text:p text:style-name="P4"><text:span text:style-name="Source_20_Text">DieObject</text:span> — adds <text:span text:style-name="Source_20_Text">sides</text:span>, <text:span text:style-name="Source_20_Text">value</text:span></text:p>
        </text:list-item>
      </text:list>
      <text:p text:style-name="Horizontal_20_Line"/>
      <text:h text:style-name="Heading_20_2" text:outline-level="2">4. <text:span text:style-name="Strong_20_Emphasis">Visibility Model</text:span></text:h>
      <text:list text:style-name="L5">
        <text:list-item>
          <text:p text:style-name="P5"><text:span text:style-name="Source_20_Text">"public"</text:span> — visible to all players, full info shown</text:p>
        </text:list-item>
        <text:list-item>
          <text:p text:style-name="P5"><text:span text:style-name="Source_20_Text">"private"</text:span> — only visible to owner; hidden from others</text:p>
        </text:list-item>
        <text:list-item>
          <text:p text:style-name="P5"><text:span text:style-name="Source_20_Text">"fog"</text:span> — visible to others but obscured (e.g., card backs, generic token)</text:p>
        </text:list-item>
      </text:list>
      <text:p text:style-name="Text_20_body"><text:span text:style-name="Strong_20_Emphasis">Backend manages per-player visibility, sending player-specific filtered game state or visibility maps.</text:span><text:line-break/>Frontend renders accordingly (real face vs back/placeholder).</text:p>
      <text:p text:style-name="Horizontal_20_Line"/>
      <text:h text:style-name="Heading_20_2" text:outline-level="2"><text:soft-page-break/>5. <text:span text:style-name="Strong_20_Emphasis">Backend Design</text:span></text:h>
      <text:list text:style-name="L6">
        <text:list-item>
          <text:p text:style-name="P6">Game logic and state management lives in Node.js backend</text:p>
        </text:list-item>
        <text:list-item>
          <text:p text:style-name="P6">Use OOP classes for game phases, units, effects, etc.</text:p>
        </text:list-item>
        <text:list-item>
          <text:p text:style-name="P6">Base class <text:span text:style-name="Source_20_Text">GameObject</text:span> with shared fields, subclasses for specialized objects</text:p>
        </text:list-item>
        <text:list-item>
          <text:p text:style-name="P6">Serialize all game state as JSON for Firestore storage</text:p>
        </text:list-item>
        <text:list-item>
          <text:p text:style-name="P6">Backend computes visibility per player and filters state accordingly</text:p>
        </text:list-item>
        <text:list-item>
          <text:p text:style-name="P6">Cloud Functions can be used for authoritative logic and security</text:p>
        </text:list-item>
      </text:list>
      <text:p text:style-name="Horizontal_20_Line"/>
      <text:h text:style-name="Heading_20_2" text:outline-level="2">6. <text:span text:style-name="Strong_20_Emphasis">Frontend Rendering</text:span></text:h>
      <text:list text:style-name="L7">
        <text:list-item>
          <text:p text:style-name="P7">React functional components render based on <text:span text:style-name="Source_20_Text">GameObject</text:span> props</text:p>
        </text:list-item>
        <text:list-item>
          <text:p text:style-name="P7">Components switch on <text:span text:style-name="Source_20_Text">type</text:span> and render corresponding UI</text:p>
        </text:list-item>
        <text:list-item>
          <text:p text:style-name="P7">UI reflects interactivity flags and visual states (<text:span text:style-name="Source_20_Text">highlighted</text:span>, <text:span text:style-name="Source_20_Text">selected</text:span>)</text:p>
        </text:list-item>
        <text:list-item>
          <text:p text:style-name="P7">Hover tooltips show descriptive info</text:p>
        </text:list-item>
        <text:list-item>
          <text:p text:style-name="P7">Animations handled via CSS or React animation libraries</text:p>
        </text:list-item>
        <text:list-item>
          <text:p text:style-name="P7">Board rendered as SVG with pieces positioned absolutely</text:p>
        </text:list-item>
      </text:list>
      <text:p text:style-name="Horizontal_20_Line"/>
      <text:h text:style-name="Heading_20_2" text:outline-level="2">7. <text:span text:style-name="Strong_20_Emphasis">Extensibility</text:span></text:h>
      <text:list text:style-name="L8">
        <text:list-item>
          <text:p text:style-name="P8">The platform supports multiple games by loading game definitions from Firebase</text:p>
        </text:list-item>
        <text:list-item>
          <text:p text:style-name="P8">Game definitions specify pieces, cards, tokens, dice types, board layout, rules, etc.</text:p>
        </text:list-item>
        <text:list-item>
          <text:p text:style-name="P8">Frontend remains generic, rendering based on the data-driven game state</text:p>
        </text:list-item>
        <text:list-item>
          <text:p text:style-name="P8">Backend rules engine enforces game logic, movement, phases, and visibility</text:p>
        </text:list-item>
      </text:list>
      <text:p text:style-name="Horizontal_20_Line"/>
      <text:h text:style-name="Heading_20_2" text:outline-level="2">Next Steps (Suggested)</text:h>
      <text:list text:style-name="L9">
        <text:list-item>
          <text:p text:style-name="P9">Finalize <text:span text:style-name="Source_20_Text">GameObject</text:span> TypeScript interfaces</text:p>
        </text:list-item>
        <text:list-item>
          <text:p text:style-name="P9">Implement stub React components for <text:span text:style-name="Source_20_Text">Piece</text:span>, <text:span text:style-name="Source_20_Text">Token</text:span>, <text:span text:style-name="Source_20_Text">Card</text:span>, <text:span text:style-name="Source_20_Text">Die</text:span></text:p>
        </text:list-item>
        <text:list-item>
          <text:p text:style-name="P9">Build <text:span text:style-name="Source_20_Text">GameObjectRenderer</text:span> to dispatch rendering by type</text:p>
        </text:list-item>
        <text:list-item>
          <text:p text:style-name="P9">Create <text:span text:style-name="Source_20_Text">BoardRenderer</text:span> with sample static board and object layout</text:p>
        </text:list-item>
        <text:list-item>
          <text:p text:style-name="P9"><text:soft-page-break/>Integrate Firebase realtime state sync and authentication</text:p>
        </text:list-item>
        <text:list-item>
          <text:p text:style-name="P9">Begin backend rules engine and visibility filtering logi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21:11:02.906272300</meta:creation-date>
    <dc:date>2025-12-03T21:13:50.122271900</dc:date>
    <meta:editing-duration>PT2M47S</meta:editing-duration>
    <meta:editing-cycles>1</meta:editing-cycles>
    <meta:generator>LibreOffice/25.2.6.2$Windows_X86_64 LibreOffice_project/729c5bfe710f5eb71ed3bbde9e06a6065e9c6c5d</meta:generator>
    <meta:document-statistic meta:table-count="1" meta:image-count="0" meta:object-count="0" meta:page-count="4" meta:paragraph-count="89" meta:word-count="552" meta:character-count="3693" meta:non-whitespace-character-count="3256"/>
  </office:meta>
</office:document-meta>
</file>